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33.<text:s/>Write a Prolog program to find the number of vowels</text:p>
      <text:p text:style-name="Normal"/>
      <text:p text:style-name="Normal">% --- Define vowels ---</text:p>
      <text:p text:style-name="Normal">is_vowel(a).</text:p>
      <text:p text:style-name="Normal">is_vowel(e).</text:p>
      <text:p text:style-name="Normal">is_vowel(i).</text:p>
      <text:p text:style-name="Normal">is_vowel(o).</text:p>
      <text:p text:style-name="Normal">is_vowel(u).</text:p>
      <text:p text:style-name="Normal"/>
      <text:p text:style-name="Normal">% --- Convert uppercase vowels too (optional) ---</text:p>
      <text:p text:style-name="Normal">is_vowel(A) :- char_type(A, upper), char_lower(A, L), is_vowel(L).</text:p>
      <text:p text:style-name="Normal"/>
      <text:p text:style-name="Normal">% --- Main predicate to count vowels ---</text:p>
      <text:p text:style-name="Normal">count_vowels([], 0).</text:p>
      <text:p text:style-name="Normal"/>
      <text:p text:style-name="Normal">count_vowels([H|T], Count) :-</text:p>
      <text:p text:style-name="Normal"><text:s text:c="4"/>is_vowel(H),</text:p>
      <text:p text:style-name="Normal"><text:s text:c="4"/>count_vowels(T, Rest),</text:p>
      <text:p text:style-name="Normal"><text:s text:c="4"/>Count is Rest + 1.</text:p>
      <text:p text:style-name="Normal"/>
      <text:p text:style-name="Normal">count_vowels([H|T], Count) :-</text:p>
      <text:p text:style-name="Normal"><text:s text:c="4"/>\+ is_vowel(H),</text:p>
      <text:p text:style-name="Normal"><text:s text:c="4"/>count_vowels(T, Count).</text:p>
      <text:p text:style-name="Normal"/>
      <text:p text:style-name="Normal">Output:</text:p>
      <text:p text:style-name="P2">?- string_chars("Prolog is fun", L), count_vowels(L, Count).</text:p>
      <text:p text:style-name="P3">L = ['P', 'r', 'o', 'l', 'o', 'g', ' ', 'i', 's', ' ', 'f', 'u', 'n'],</text:p>
      <text:p text:style-name="Normal"><text:span text:style-name="T4">Count = 4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makuri Sriram</meta:initial-creator>
    <dc:creator>Chamakuri Sriram</dc:creator>
    <meta:creation-date>2025-07-08T16:34:00Z</meta:creation-date>
    <dc:date>2025-07-08T16:35:00Z</dc:date>
    <meta:template xlink:href="Normal.dotm" xlink:type="simple"/>
    <meta:editing-cycles>1</meta:editing-cycles>
    <meta:editing-duration>PT60S</meta:editing-duration>
    <meta:document-statistic meta:page-count="1" meta:paragraph-count="1" meta:word-count="97" meta:character-count="655" meta:row-count="4" meta:non-whitespace-character-count="559"/>
  </office:meta>
</office:document-meta>
</file>